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ystem-ui" svg:font-family="system-ui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text-underline-style="none" officeooo:rsid="000bbe26" officeooo:paragraph-rsid="000bbe26"/>
    </style:style>
    <style:style style:name="P2" style:family="paragraph" style:parent-style-name="Standard">
      <style:text-properties officeooo:rsid="000bbe26" officeooo:paragraph-rsid="000bbe26"/>
    </style:style>
    <style:style style:name="P3" style:family="paragraph" style:parent-style-name="Standard">
      <style:paragraph-properties fo:text-align="center" style:justify-single-word="false"/>
      <style:text-properties officeooo:rsid="000bbe26" officeooo:paragraph-rsid="000bbe26"/>
    </style:style>
    <style:style style:name="P4" style:family="paragraph" style:parent-style-name="Standard">
      <style:text-properties style:use-window-font-color="true" loext:opacity="0%" style:font-name="Liberation Serif" officeooo:rsid="000bbe26" officeooo:paragraph-rsid="000bbe26"/>
    </style:style>
    <style:style style:name="P5" style:family="paragraph" style:parent-style-name="Standard">
      <style:text-properties style:use-window-font-color="true" loext:opacity="0%" style:font-name="Liberation Serif" style:text-underline-style="solid" style:text-underline-width="auto" style:text-underline-color="font-color" officeooo:rsid="000bbe26" officeooo:paragraph-rsid="000bbe26"/>
    </style:style>
    <style:style style:name="P6" style:family="paragraph" style:parent-style-name="Standard">
      <style:text-properties style:use-window-font-color="true" loext:opacity="0%" style:font-name="Liberation Serif" style:text-underline-style="none" officeooo:rsid="000e95f8" officeooo:paragraph-rsid="000e95f8"/>
    </style:style>
    <style:style style:name="P7" style:family="paragraph" style:parent-style-name="Standard">
      <style:text-properties style:use-window-font-color="true" loext:opacity="0%" style:font-name="Liberation Serif" style:text-underline-style="none" officeooo:rsid="000bbe26" officeooo:paragraph-rsid="000bbe26"/>
    </style:style>
    <style:style style:name="P8" style:family="paragraph" style:parent-style-name="Standard">
      <style:text-properties style:use-window-font-color="true" loext:opacity="0%" style:font-name="Liberation Serif" officeooo:rsid="0010773d" officeooo:paragraph-rsid="0010773d"/>
    </style:style>
    <style:style style:name="P9" style:family="paragraph" style:parent-style-name="Standard" style:list-style-name="L5">
      <style:text-properties style:use-window-font-color="true" loext:opacity="0%" style:font-name="Liberation Serif" officeooo:rsid="0010773d" officeooo:paragraph-rsid="0010773d"/>
    </style:style>
    <style:style style:name="P10" style:family="paragraph" style:parent-style-name="Standard" style:list-style-name="L6">
      <style:text-properties style:use-window-font-color="true" loext:opacity="0%" style:font-name="Liberation Serif" officeooo:rsid="0010773d" officeooo:paragraph-rsid="0010773d"/>
    </style:style>
    <style:style style:name="P11" style:family="paragraph" style:parent-style-name="Standard" style:list-style-name="L7">
      <style:text-properties style:use-window-font-color="true" loext:opacity="0%" style:font-name="Liberation Serif" officeooo:rsid="0010773d" officeooo:paragraph-rsid="0010773d"/>
    </style:style>
    <style:style style:name="P12" style:family="paragraph" style:parent-style-name="Standard" style:list-style-name="L8">
      <style:text-properties style:use-window-font-color="true" loext:opacity="0%" style:font-name="Liberation Serif" officeooo:rsid="0010773d" officeooo:paragraph-rsid="0010773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bbe26" officeooo:paragraph-rsid="000bbe26" style:font-weight-asian="bold" style:font-weight-complex="bold"/>
    </style:style>
    <style:style style:name="P14" style:family="paragraph" style:parent-style-name="Text_20_body">
      <style:text-properties fo:font-variant="normal" fo:text-transform="none" style:use-window-font-color="true" loext:opacity="0%" style:font-name="Liberation Serif" fo:font-size="12pt" fo:font-style="normal" style:text-underline-style="none" fo:font-weight="normal" officeooo:rsid="000e95f8" officeooo:paragraph-rsid="000e95f8" style:font-size-asian="12pt" style:font-size-complex="12pt"/>
    </style:style>
    <style:style style:name="P1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use-window-font-color="true" loext:opacity="0%" style:font-name="Liberation Serif" fo:font-size="12pt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2e17d"/>
    </style:style>
    <style:style style:name="P17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use-window-font-color="true" loext:opacity="0%" style:font-name="Liberation Serif"/>
    </style:style>
    <style:style style:name="P18" style:family="paragraph" style:parent-style-name="Text_20_body" style:list-style-name="L1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2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3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9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0.5pt" style:font-size-complex="12pt"/>
    </style:style>
    <style:style style:name="T1" style:family="text">
      <style:text-properties fo:font-variant="normal" fo:text-transform="none" fo:color="#3a3a3a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0d9ab3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0f8d13" style:font-size-asian="12pt" style:font-size-complex="12pt"/>
    </style:style>
    <style:style style:name="T6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font-style="normal" fo:font-weight="normal" officeooo:rsid="0012e17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9" style:family="text">
      <style:text-properties fo:font-variant="normal" fo:text-transform="none" fo:font-size="12pt" fo:font-style="normal" fo:font-weight="bold" officeooo:rsid="0012e17d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0d9ab3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0f8d13" style:font-size-asian="12pt" style:font-size-complex="12pt"/>
    </style:style>
    <style:style style:name="T13" style:family="text"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font-size="12pt" fo:font-style="normal" fo:font-weight="normal" officeooo:rsid="0012e17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Liberation Serif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16" style:family="text">
      <style:text-properties fo:font-variant="normal" fo:text-transform="none" style:font-name="Liberation Serif" fo:font-size="12pt" fo:font-style="normal" fo:font-weight="bold" officeooo:rsid="0012e17d" style:font-size-asian="12pt" style:font-size-complex="12pt"/>
    </style:style>
    <style:style style:name="T17" style:family="text">
      <style:text-properties fo:font-variant="normal" fo:text-transform="none" fo:color="#292929" loext:opacity="100%" style:font-name="sohne" fo:font-size="16.5pt" fo:letter-spacing="normal" fo:font-style="normal" fo:font-weight="normal"/>
    </style:style>
    <style:style style:name="T18" style:family="text">
      <style:text-properties fo:font-variant="normal" fo:text-transform="none" fo:color="#292929" loext:opacity="100%" style:font-name="charter" fo:font-size="15.75pt" fo:font-style="normal" fo:font-weight="normal"/>
    </style:style>
    <style:style style:name="T19" style:family="text">
      <style:text-properties fo:font-variant="normal" fo:text-transform="none" fo:color="#292929" loext:opacity="100%" style:font-name="charter" fo:font-size="15.75pt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color="#292929" loext:opacity="100%" style:font-name="charter" fo:font-size="15.75pt" fo:font-style="normal" fo:font-weight="bold"/>
    </style:style>
    <style:style style:name="T21" style:family="text">
      <style:text-properties fo:font-variant="normal" fo:text-transform="none" fo:color="#292929" loext:opacity="100%" fo:font-size="16.5pt" fo:letter-spacing="normal" fo:font-style="normal" fo:font-weight="normal"/>
    </style:style>
    <style:style style:name="T22" style:family="text">
      <style:text-properties fo:font-variant="normal" fo:text-transform="none" fo:color="#292929" loext:opacity="100%" fo:font-size="15.75pt" fo:font-style="normal" fo:font-weight="normal"/>
    </style:style>
    <style:style style:name="T23" style:family="text">
      <style:text-properties fo:font-variant="normal" fo:text-transform="none" fo:color="#292929" loext:opacity="100%" fo:font-size="15.75pt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292929" loext:opacity="100%" fo:font-size="15.75pt" fo:font-style="normal" fo:font-weight="bold"/>
    </style:style>
    <style:style style:name="T25" style:family="text">
      <style:text-properties fo:font-variant="normal" fo:text-transform="none" fo:color="#292929" loext:opacity="100%" style:font-name="Liberation Serif" fo:font-size="16.5pt" fo:letter-spacing="normal" fo:font-style="normal" fo:font-weight="normal"/>
    </style:style>
    <style:style style:name="T26" style:family="text">
      <style:text-properties fo:font-variant="normal" fo:text-transform="none" fo:color="#292929" loext:opacity="100%" style:font-name="Liberation Serif" fo:font-size="15.75pt" fo:font-style="normal" fo:font-weight="normal"/>
    </style:style>
    <style:style style:name="T27" style:family="text">
      <style:text-properties fo:font-variant="normal" fo:text-transform="none" fo:color="#292929" loext:opacity="100%" style:font-name="Liberation Serif" fo:font-size="15.75pt" fo:font-style="normal" style:text-underline-style="solid" style:text-underline-width="auto" style:text-underline-color="font-color" fo:font-weight="normal"/>
    </style:style>
    <style:style style:name="T28" style:family="text">
      <style:text-properties fo:font-variant="normal" fo:text-transform="none" fo:color="#292929" loext:opacity="100%" style:font-name="Liberation Serif" fo:font-size="15.75pt" fo:font-style="normal" fo:font-weight="bold"/>
    </style:style>
    <style:style style:name="T29" style:family="text">
      <style:text-properties fo:font-variant="normal" fo:text-transform="none" fo:color="#292929" loext:opacity="100%" style:font-name="Liberation Serif" fo:letter-spacing="normal" fo:font-style="normal" fo:font-weight="normal"/>
    </style:style>
    <style:style style:name="T30" style:family="text">
      <style:text-properties fo:font-variant="normal" fo:text-transform="none" fo:color="#292929" loext:opacity="100%" style:font-name="Liberation Serif" fo:font-style="normal" fo:font-weight="normal"/>
    </style:style>
    <style:style style:name="T31" style:family="text">
      <style:text-properties fo:font-variant="normal" fo:text-transform="none" fo:color="#292929" loext:opacity="100%" style:font-name="Liberation Serif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292929" loext:opacity="100%" style:font-name="Liberation Serif" fo:font-style="normal" fo:font-weight="bold"/>
    </style:style>
    <style:style style:name="T33" style:family="text">
      <style:text-properties fo:font-variant="normal" fo:text-transform="none" fo:color="#292929" loext:opacity="100%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292929" loext:opacity="100%" style:font-name="Liberation Serif" fo:font-size="12pt" fo:font-style="normal" fo:font-weight="normal" style:font-size-asian="12pt" style:font-size-complex="12pt"/>
    </style:style>
    <style:style style:name="T35" style:family="text">
      <style:text-properties fo:font-variant="normal" fo:text-transform="none" fo:color="#292929" loext:opacity="100%" style:font-name="Liberation Serif" fo:font-size="12pt" fo:font-style="normal" fo:font-weight="normal" officeooo:rsid="0012e17d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92929" loext:opacity="100%" style:font-name="Liberation Serif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37" style:family="text">
      <style:text-properties fo:font-variant="normal" fo:text-transform="none" fo:color="#292929" loext:opacity="100%" style:font-name="Liberation Serif" fo:font-size="12pt" fo:font-style="normal" fo:font-weight="bold" style:font-size-asian="12pt" style:font-size-complex="12pt"/>
    </style:style>
    <style:style style:name="T38" style:family="text">
      <style:text-properties fo:font-variant="normal" fo:text-transform="none" fo:color="#292929" loext:opacity="100%" style:font-name="Liberation Serif" fo:font-size="12pt" fo:font-style="normal" fo:font-weight="bold" officeooo:rsid="0012e17d" style:font-size-asian="12pt" style:font-size-complex="12pt"/>
    </style:style>
    <style:style style:name="T39" style:family="text">
      <style:text-properties fo:font-variant="normal" fo:text-transform="none" fo:color="#292929" loext:opacity="100%" style:font-name="Liberation Serif" fo:font-size="12pt" fo:font-style="normal" style:font-size-asian="12pt" style:font-size-complex="12pt"/>
    </style:style>
    <style:style style:name="T40" style:family="text">
      <style:text-properties fo:font-variant="normal" fo:text-transform="none" fo:color="#292929" loext:opacity="100%" style:font-name="Liberation Serif" fo:font-size="12pt" fo:font-style="normal" officeooo:rsid="0012e17d" style:font-size-asian="12pt" style:font-size-complex="12pt"/>
    </style:style>
    <style:style style:name="T4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style:use-window-font-color="true" loext:opacity="0%" style:font-name="Liberation Serif" fo:font-size="12pt" fo:font-style="normal" fo:font-weight="normal" officeooo:rsid="0012e17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use-window-font-color="true" loext:opacity="0%" style:font-name="Liberation Serif" fo:font-size="12pt" fo:font-style="normal" fo:font-weight="normal" style:font-size-asian="12pt" style:font-size-complex="12pt"/>
    </style:style>
    <style:style style:name="T44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style:use-window-font-color="true" loext:opacity="0%" fo:font-size="12pt" fo:font-style="normal" fo:font-weight="normal" officeooo:rsid="0012e17d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use-window-font-color="true" loext:opacity="0%" fo:font-size="12pt" fo:font-style="normal" fo:font-weight="normal" style:font-size-asian="12pt" style:font-size-complex="12pt"/>
    </style:style>
    <style:style style:name="T47" style:family="text">
      <style:text-properties officeooo:rsid="000e95f8"/>
    </style:style>
    <style:style style:name="T48" style:family="text">
      <style:text-properties officeooo:rsid="001077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3">USABILIDAD <text:span text:style-name="T47">Y MÉTRICAS</text:span></text:p>
      <text:p text:style-name="P3"/>
      <text:p text:style-name="P4"><text:span text:style-name="T2">La usabilidad, según la RAE, hace referencia a “la facilidad con que un usuario puede utilizar una herramienta fabricada por otras personas para alcanzar un determinado objetivo”</text:span> .</text:p>
      <text:p text:style-name="P4"/>
      <text:p text:style-name="P5"><text:span text:style-name="T47">1. </text:span>¿Por qué medir la usabiliadd?</text:p>
      <text:p text:style-name="P4"/>
      <text:p text:style-name="P4">Para poder medir la facilidad con la que un usuario podrá interactuar con una interfaz. Cuanta más usabilidad, mejor será la experiencia de usuario.<text:span text:style-name="T3"> Logrará finalizar las tareas y </text:span><text:span text:style-name="T4">será mayor la </text:span><text:span text:style-name="T3">satisfacción de</text:span><text:span text:style-name="T4">l</text:span><text:span text:style-name="T3"> usuario mientras las realiza. Si está consiguiendo realizar lo que desea, no le cuesta demasiado tiempo hacerlo, no comete muchos fallos o errores <text:s/>y tiene un alto concepto de la aplicación después de usarla, entonces estamos hablando de un producto usable.</text:span></text:p>
      <text:p text:style-name="P4"><text:span text:style-name="T3"/></text:p>
      <text:p text:style-name="P4"><text:span text:style-name="T3"/></text:p>
      <text:p text:style-name="P5"><text:span text:style-name="T47">2. </text:span>¿Qué medir?</text:p>
      <text:p text:style-name="P4"/>
      <text:p text:style-name="P4"><text:span text:style-name="T3">La usabilidad es la intersección entre la efectividad, la eficiencia y la satisfacción en el contexto del uso. </text:span><text:span text:style-name="T5">Por lo que habrá que medir principalmente estos tres factores.</text:span></text:p>
      <text:p text:style-name="P4"><text:span text:style-name="T3"/></text:p>
      <text:p text:style-name="P4"/>
      <text:p text:style-name="P5"><text:span text:style-name="T47">3. </text:span>Análisis de las diferentes métricas</text:p>
      <text:p text:style-name="P5"/>
      <text:p text:style-name="P6">- Métricas de la eficiencia:</text:p>
      <text:p text:style-name="P6"/>
      <text:p text:style-name="P14"><text:bookmark text:name="4191"/>Serían los recursos empleados en relación a la exactitud, integridad y esfuerzo que los usuarios emplean o necesitan para poder alcanzar sus objetivos.</text:p>
      <text:list xml:id="list4079133935" text:style-name="L1">
        <text:list-item>
          <text:p text:style-name="P18"><text:bookmark text:name="1336"/>Tiempo para ejecutar un conjunto particular de instrucciones.</text:p>
        </text:list-item>
        <text:list-item>
          <text:p text:style-name="P18"><text:bookmark text:name="779e"/>Tiempo empleado en el primer intento.</text:p>
        </text:list-item>
        <text:list-item>
          <text:p text:style-name="P18"><text:bookmark text:name="bd65"/>Tiempo para realizar una determinada tarea</text:p>
        </text:list-item>
        <text:list-item>
          <text:p text:style-name="P18"><text:bookmark text:name="bc40"/>Tiempo para realizar la tarea en comparación con un experto.</text:p>
        </text:list-item>
        <text:list-item>
          <text:p text:style-name="P18"><text:bookmark text:name="4b8d"/>Tiempo para alcanzar el rendimiento de expertos.</text:p>
        </text:list-item>
        <text:list-item>
          <text:p text:style-name="P18"><text:bookmark text:name="85fa"/>Cantidad de pulsaciones de clicks, taps o teclas adoptadas para lograr la tarea (dependiendo del dispositivo).</text:p>
        </text:list-item>
        <text:list-item>
          <text:p text:style-name="P18"><text:bookmark text:name="31ae"/>Tiempo dedicado a la corrección de errores.</text:p>
        </text:list-item>
        <text:list-item>
          <text:p text:style-name="P18"><text:bookmark text:name="6ad1"/>Número de iconos recordados después de la finalización de la tarea.</text:p>
        </text:list-item>
        <text:list-item>
          <text:p text:style-name="P18"><text:bookmark text:name="a5ab"/>Porcentaje de tiempo dedicado al uso del manual, wizard o guía.</text:p>
        </text:list-item>
        <text:list-item>
          <text:p text:style-name="P18"><text:bookmark text:name="db48"/>Tiempo dedicado en volver a aprender las funciones.</text:p>
        </text:list-item>
      </text:list>
      <text:p text:style-name="P22"/>
      <text:p text:style-name="P22"/>
      <text:p text:style-name="P22"/>
      <text:p text:style-name="P22"><text:soft-page-break/>- <text:span text:style-name="T47">Métricas de la efectividad:</text:span></text:p>
      <text:p text:style-name="P24"/>
      <text:p text:style-name="P23"><text:bookmark text:name="7084"/>La exactitud e integridad con la que los usuarios llegan a lograr los objetivos especificados durante un periodo determinado de tiempo.</text:p>
      <text:list xml:id="list1331183821" text:style-name="L2">
        <text:list-item>
          <text:p text:style-name="P19"><text:bookmark text:name="f291"/>Cantidad de tareas realizadas.</text:p>
        </text:list-item>
        <text:list-item>
          <text:p text:style-name="P19"><text:bookmark text:name="69ab"/>Porcentaje de funciones relevantes utilizadas.</text:p>
        </text:list-item>
        <text:list-item>
          <text:p text:style-name="P19"><text:bookmark text:name="22fe"/>Porcentaje de tareas completadas con éxito en el primer intento.</text:p>
        </text:list-item>
        <text:list-item>
          <text:p text:style-name="P19"><text:bookmark text:name="7028"/>Cantidad de errores persistentes o por repetición.</text:p>
        </text:list-item>
        <text:list-item>
          <text:p text:style-name="P19"><text:bookmark text:name="e67f"/>Cantidad de errores por unidad de tiempo.</text:p>
        </text:list-item>
        <text:list-item>
          <text:p text:style-name="P19"><text:bookmark text:name="d874"/>Porcentaje de usuarios capaces de completar con éxito la tarea.</text:p>
        </text:list-item>
        <text:list-item>
          <text:p text:style-name="P19"><text:bookmark text:name="35c4"/>Cantidad de solicitudes de asistencia (hacia el moderador).</text:p>
        </text:list-item>
        <text:list-item>
          <text:p text:style-name="P19"><text:bookmark text:name="44bc"/>Medida objetiva de la calidad de la producción.</text:p>
        </text:list-item>
        <text:list-item>
          <text:p text:style-name="P19"><text:bookmark text:name="8eca"/>Medida objetiva de la cantidad de producción.</text:p>
        </text:list-item>
        <text:list-item>
          <text:p text:style-name="P19"><text:bookmark text:name="b07a"/>Porcentaje de usuarios que pueden llevar a cabo tareas clave sin leer un manual.</text:p>
        </text:list-item>
      </text:list>
      <text:p text:style-name="P22"/>
      <text:p text:style-name="P22">-<text:span text:style-name="T47">Métricas de la satisfacción:</text:span></text:p>
      <text:p text:style-name="P22"/>
      <text:p text:style-name="P23"><text:bookmark text:name="a183"/>Hace referencia a cómo los usuarios se sienten y perciben el sistema. A nivel subjetivo y objetivo. Cuán cómodo fue y cual sería su aceptabilidad en su uso.</text:p>
      <text:list xml:id="list115137712" text:style-name="L3">
        <text:list-item>
          <text:p text:style-name="P20"><text:bookmark text:name="a729"/>Porcentaje de los clientes que califican el producto como más satisfactorio o placentero que un producto anterior.</text:p>
        </text:list-item>
        <text:list-item>
          <text:p text:style-name="P20"><text:bookmark text:name="ce5e"/>Cambio de uso voluntario.</text:p>
        </text:list-item>
        <text:list-item>
          <text:p text:style-name="P20"><text:bookmark text:name="702e"/>Porcentaje de clientes que se sienten “en control” del producto.</text:p>
        </text:list-item>
        <text:list-item>
          <text:p text:style-name="P20"><text:bookmark text:name="ea7d"/>Porcentaje de clientes que se lo recomendaría a un amigo después de su uso en un corto periodo de tiempo.</text:p>
        </text:list-item>
        <text:list-item>
          <text:p text:style-name="P20"><text:bookmark text:name="7797"/>Porcentaje de clientes que declaran accesible el producto. Tales como, complejidad de realizar las tareas, problemas de legibilidad, problemas visuales al encontrar los objetivos (findability), problemas de alcance (reachability) etc.</text:p>
        </text:list-item>
      </text:list>
      <text:p text:style-name="P22"/>
      <text:p text:style-name="P22"/>
      <text:p text:style-name="P6"/>
      <text:p text:style-name="P4"/>
      <text:p text:style-name="P4"/>
      <text:p text:style-name="P5"><text:soft-page-break/><text:span text:style-name="T47">4. </text:span>¿Cómo interpretar los resultados?</text:p>
      <text:p text:style-name="P5"/>
      <text:h text:style-name="P1" text:outline-level="2"><text:bookmark text:name="c034"/><text:span text:style-name="Strong_20_Emphasis"><text:span text:style-name="T41">SUS: </text:span></text:span><text:span text:style-name="T41">System Usability Scale</text:span></text:h>
      <text:p text:style-name="P17"><text:bookmark text:name="4760"/><text:span text:style-name="T6">Es una </text:span><text:span text:style-name="T8">herramienta </text:span><text:span text:style-name="T6">rápida y fiable para medir la usabilidad. Consiste en un cuestionario compuesto por diez preguntas que se puntúan mediante una escala Likert (de 1 a 5).</text:span></text:p>
      <text:list xml:id="list78337411" text:style-name="L9">
        <text:list-item>
          <text:p text:style-name="P21"><text:bookmark text:name="6578"/>Creo que me gustaría usar este sistema con frecuencia.</text:p>
        </text:list-item>
        <text:list-item>
          <text:p text:style-name="P21"><text:bookmark text:name="e2d5"/>Encontré el sistema innecesariamente complejo.</text:p>
        </text:list-item>
        <text:list-item>
          <text:p text:style-name="P21"><text:bookmark text:name="0e02"/>Pensé que el sistema era fácil de usar.</text:p>
        </text:list-item>
        <text:list-item>
          <text:p text:style-name="P21"><text:bookmark text:name="9e88"/>Creo que necesitaría el apoyo de alguien técnico para poder utilizar este sistema.</text:p>
        </text:list-item>
        <text:list-item>
          <text:p text:style-name="P21"><text:bookmark text:name="c00a"/>Encontré que las diversas funciones de este sistema estaban bien integradas.</text:p>
        </text:list-item>
        <text:list-item>
          <text:p text:style-name="P21"><text:bookmark text:name="a95d"/>Pensé que había demasiada inconsistencia en este sistema.</text:p>
        </text:list-item>
        <text:list-item>
          <text:p text:style-name="P21"><text:bookmark text:name="e291"/>Me imagino que la mayoría de la gente aprendería a usar este sistema muy rápidamente.</text:p>
        </text:list-item>
        <text:list-item>
          <text:p text:style-name="P21"><text:bookmark text:name="146b"/>Encontré que el sistema era muy engorroso de usar.</text:p>
        </text:list-item>
        <text:list-item>
          <text:p text:style-name="P21"><text:bookmark text:name="5d10"/>Me sentí muy confiado al usar el sistema.</text:p>
        </text:list-item>
        <text:list-item>
          <text:p text:style-name="P21"><text:bookmark text:name="57c5"/>Necesitaba aprender muchas cosas antes de poder usar este sistema.</text:p>
          <text:p text:style-name="P21"/>
        </text:list-item>
      </text:list>
      <text:p text:style-name="P16"><text:span text:style-name="Strong_20_Emphasis"><text:span text:style-name="T42">Resultados:</text:span></text:span></text:p>
      <text:p text:style-name="P16"><text:span text:style-name="T43"><text:line-break/>Se trata una escala muy fácil de administrar y puede emplearse en muestras de pocos usuarios con resultados fiables. Las puntuaciones del participante en cada pregunta se suman y luego se multiplican por 2,5 para convertir las puntuaciones originales de 0 a 40 a un número de 0 a 100. </text:span></text:p>
      <text:p text:style-name="P15"><text:bookmark text:name="e2dc"/>Un puntaje del SUS por encima de un 68 se consideraría por encima del promedio y cualquier cosa por debajo de 68 está por debajo del promedio de un sistema “usable”.</text:p>
      <text:p text:style-name="P15"><text:bookmark text:name="f5d4"/>El SUS no es diagnóstico, su uso es para clasificar la facilidad de uso del sitio, la aplicación o el entorno que se está probando.</text:p>
      <text:p text:style-name="P7"/>
      <text:p text:style-name="P5"/>
      <text:p text:style-name="P5"/>
      <text:p text:style-name="P5"><text:span text:style-name="T48">5. </text:span>¿Otras métricas?</text:p>
      <text:p text:style-name="P5"/>
      <text:p text:style-name="P8">- Métricas de éxito: tarifa de éxito al realizar una tarea representativa. Registra el porcentaje de usuarios de la prueba capaces de lograr lo que se pidió.</text:p>
      <text:list xml:id="list1011784951" text:style-name="L5">
        <text:list-item>
          <text:p text:style-name="P9">Éxito</text:p>
        </text:list-item>
        <text:list-item>
          <text:p text:style-name="P9">Funcionamineto de la tarea</text:p>
        </text:list-item>
        <text:list-item>
          <text:p text:style-name="P9">índice de errores</text:p>
        </text:list-item>
        <text:list-item>
          <text:p text:style-name="P9">Satisfacción subjetiva</text:p>
        </text:list-item>
      </text:list>
      <text:p text:style-name="P8"/>
      <text:p text:style-name="P8">- Métricas de usabilidad sobre contenido del sitio (lectura):</text:p>
      <text:list xml:id="list1783786736" text:style-name="L6">
        <text:list-item>
          <text:p text:style-name="P10">Tiempo que lleva la tarea</text:p>
        </text:list-item>
        <text:list-item>
          <text:p text:style-name="P10">Los errores</text:p>
        </text:list-item>
        <text:list-item>
          <text:p text:style-name="P10"><text:soft-page-break/>La memoria</text:p>
        </text:list-item>
        <text:list-item>
          <text:p text:style-name="P10">El tiempo en recordar la estructura del sitio</text:p>
        </text:list-item>
        <text:list-item>
          <text:p text:style-name="P10">La satisfacción subjetiva</text:p>
        </text:list-item>
      </text:list>
      <text:p text:style-name="P8"/>
      <text:p text:style-name="P8">-Métricas de confiabilidad:</text:p>
      <text:list xml:id="list2471128064" text:style-name="L7">
        <text:list-item>
          <text:p text:style-name="P11">Enlaces rotos</text:p>
        </text:list-item>
        <text:list-item>
          <text:p text:style-name="P11">Páginas muertas</text:p>
        </text:list-item>
        <text:list-item>
          <text:p text:style-name="P11">Enlaces no implementados</text:p>
        </text:list-item>
        <text:list-item>
          <text:p text:style-name="P11">Enlaces inválidos</text:p>
        </text:list-item>
        <text:list-item>
          <text:p text:style-name="P11">Enlaces e-mail mal construídos</text:p>
        </text:list-item>
      </text:list>
      <text:p text:style-name="P8"/>
      <text:p text:style-name="P8">-Métricas de contenido:</text:p>
      <text:list xml:id="list2991316242" text:style-name="L8">
        <text:list-item>
          <text:p text:style-name="P12">Cantidad de palabras por página</text:p>
        </text:list-item>
        <text:list-item>
          <text:p text:style-name="P12">Promedio de palabas por página</text:p>
        </text:list-item>
        <text:list-item>
          <text:p text:style-name="P12">Promedio de longitud de párrafos</text:p>
        </text:list-item>
        <text:list-item>
          <text:p text:style-name="P12">etc</text:p>
        </text:list-item>
      </text:list>
      <text:p text:style-name="P4"/>
      <text:p text:style-name="P4"/>
      <text:p text:style-name="P5"><text:span text:style-name="T48">6. </text:span>Conclusiones</text:p>
      <text:p text:style-name="P5"/>
      <text:p text:style-name="P7">La usabilidad no es un dato cuantitativo. Su veredicto se basa, principalmente, en la opinión del usuario. No hay usabilidad o falta de usabilidad sin juicio del usuario. En consecuencia, el medir y tabular bien este juicio es complicado y vital268 , ya que es complejo transformar estas opiniones subjetivas a datos cuantitativos 269 . Por ello, la meta de los procesos de evaluación es ir mejorando paulatinamente la interfaz de cara a ir obteniendo veredictos más favorables por parte del usuari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ystem-ui" svg:font-family="system-ui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8:16:52.413000000</meta:creation-date>
    <dc:date>2021-11-11T18:58:26.544000000</dc:date>
    <meta:editing-duration>PT11M1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80" meta:word-count="968" meta:character-count="5774" meta:non-whitespace-character-count="4935"/>
  </office:meta>
</office:document-meta>
</file>